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87cm" fo:min-width="5.966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407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4.21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9.525cm" svg:x="2.39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096cm" svg:y1="6.588cm" svg:x2="11.414cm" svg:y2="6.588cm">
          <text:p text:style-name="P1"/>
        </draw:line>
        <draw:line draw:style-name="gr3" draw:text-style-name="P2" draw:layer="layout" svg:x1="7.096cm" svg:y1="6.461cm" svg:x2="10.271cm" svg:y2="3.159cm">
          <text:p/>
        </draw:line>
        <draw:frame draw:style-name="gr4" draw:text-style-name="P3" draw:layer="layout" svg:width="6.985cm" svg:height="1.27cm" svg:x="11.287cm" svg:y="3.413cm">
          <draw:text-box>
            <text:p>arc_length = v * time</text:p>
          </draw:text-box>
        </draw:frame>
        <draw:frame draw:style-name="gr5" draw:text-style-name="P3" draw:layer="layout" svg:width="11.208cm" svg:height="1.657cm" svg:x="8.112cm" svg:y="5.445cm">
          <draw:text-box>
            <text:p>θ = arc_angle = Δθ * time</text:p>
          </draw:text-box>
        </draw:frame>
        <draw:frame draw:style-name="gr6" draw:text-style-name="P3" draw:layer="layout" svg:width="3.937cm" svg:height="1.016cm" svg:x="7.985cm" svg:y="6.715cm">
          <draw:text-box>
            <text:p>r = radius</text:p>
          </draw:text-box>
        </draw:frame>
        <draw:frame draw:style-name="gr5" draw:text-style-name="P3" draw:layer="layout" svg:width="16.256cm" svg:height="1.657cm" svg:x="3.54cm" svg:y="11.795cm">
          <draw:text-box>
            <text:p>c = circumference = arc_length * (360 / θ)</text:p>
          </draw:text-box>
        </draw:frame>
        <draw:frame draw:style-name="gr7" draw:text-style-name="P3" draw:layer="layout" svg:width="12.7cm" svg:height="1.143cm" svg:x="3.667cm" svg:y="13.065cm">
          <draw:text-box>
            <text:p/>
          </draw:text-box>
        </draw:frame>
        <draw:frame draw:style-name="gr8" draw:text-style-name="P3" draw:layer="layout" svg:width="11.938cm" svg:height="4.469cm" svg:x="3.54cm" svg:y="12.938cm">
          <draw:text-box>
            <text:p>since:</text:p>
            <text:p><text:s text:c="2"/>2 pi = c / r</text:p>
            <text:p>then:</text:p>
            <text:p><text:s text:c="2"/>r= radius = c / 2 * pi</text:p>
            <text:p><text:s text:c="4"/>and</text:p>
            <text:p><text:s text:c="2"/>arc_length = 2 pi * r * (θ / 36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6T15:38:50.694000000</meta:creation-date>
    <dc:date>2020-07-26T16:47:44.297000000</dc:date>
    <meta:editing-duration>PT16M1S</meta:editing-duration>
    <meta:editing-cycles>5</meta:editing-cycles>
    <meta:generator>LibreOffice/5.3.4.2$Windows_X86_64 LibreOffice_project/f82d347ccc0be322489bf7da61d7e4ad13fe2ff3</meta:generator>
    <meta:document-statistic meta:object-count="9"/>
  </office:meta>
</office:document-meta>
</file>